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8.9in" table:align="margins"/>
    </style:style>
    <style:style style:name="Table6.A" style:family="table-column">
      <style:table-column-properties style:column-width="6.0299in" style:rel-column-width="44399*"/>
    </style:style>
    <style:style style:name="Table6.B" style:family="table-column">
      <style:table-column-properties style:column-width="2.8701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8.9in" table:align="margins"/>
    </style:style>
    <style:style style:name="Table3.A" style:family="table-column">
      <style:table-column-properties style:column-width="6.0299in" style:rel-column-width="44399*"/>
    </style:style>
    <style:style style:name="Table3.B" style:family="table-column">
      <style:table-column-properties style:column-width="2.8701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9in" table:align="margins"/>
    </style:style>
    <style:style style:name="Table5.A" style:family="table-column">
      <style:table-column-properties style:column-width="6.0299in" style:rel-column-width="44399*"/>
    </style:style>
    <style:style style:name="Table5.B" style:family="table-column">
      <style:table-column-properties style:column-width="2.8701in" style:rel-column-width="21136*"/>
    </style:style>
    <style:style style:name="Table5.1" style:family="table-row">
      <style:table-row-properties style:min-row-height="0.0576in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8.9in" table:align="margins"/>
    </style:style>
    <style:style style:name="Table2.A" style:family="table-column">
      <style:table-column-properties style:column-width="6.0299in" style:rel-column-width="44399*"/>
    </style:style>
    <style:style style:name="Table2.B" style:family="table-column">
      <style:table-column-properties style:column-width="2.8701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8.9in" table:align="margins"/>
    </style:style>
    <style:style style:name="Table4.A" style:family="table-column">
      <style:table-column-properties style:column-width="6.0299in" style:rel-column-width="44399*"/>
    </style:style>
    <style:style style:name="Table4.B" style:family="table-column">
      <style:table-column-properties style:column-width="2.8701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8.9in" table:align="margins"/>
    </style:style>
    <style:style style:name="Table8.A" style:family="table-column">
      <style:table-column-properties style:column-width="6.0299in" style:rel-column-width="44399*"/>
    </style:style>
    <style:style style:name="Table8.B" style:family="table-column">
      <style:table-column-properties style:column-width="2.8701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9in" table:align="margins"/>
    </style:style>
    <style:style style:name="Table7.A" style:family="table-column">
      <style:table-column-properties style:column-width="6.0299in" style:rel-column-width="44399*"/>
    </style:style>
    <style:style style:name="Table7.B" style:family="table-column">
      <style:table-column-properties style:column-width="2.8701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8.9in" table:align="margins"/>
    </style:style>
    <style:style style:name="Table1.A" style:family="table-column">
      <style:table-column-properties style:column-width="6.0299in" style:rel-column-width="44399*"/>
    </style:style>
    <style:style style:name="Table1.B" style:family="table-column">
      <style:table-column-properties style:column-width="2.8701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2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en" fo:country="US" officeooo:paragraph-rsid="002b2f70"/>
    </style:style>
    <style:style style:name="P3" style:family="paragraph" style:parent-style-name="Heading_20_1">
      <style:text-properties style:font-name="Segoe UI" fo:language="en" fo:country="US" officeooo:rsid="005915ac" officeooo:paragraph-rsid="005915ac"/>
    </style:style>
    <style:style style:name="P4" style:family="paragraph" style:parent-style-name="Heading_20_1">
      <style:paragraph-properties fo:line-height="100%"/>
      <style:text-properties style:font-name="Segoe UI" fo:language="en" fo:country="US" officeooo:rsid="005915ac" officeooo:paragraph-rsid="005915ac"/>
    </style:style>
    <style:style style:name="P5" style:family="paragraph" style:parent-style-name="Heading_20_1">
      <style:text-properties style:font-name="Segoe UI" fo:language="en" fo:country="US" officeooo:rsid="0031fed5" officeooo:paragraph-rsid="0031fed5"/>
    </style:style>
    <style:style style:name="P6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P7" style:family="paragraph" style:parent-style-name="Subtitle">
      <style:paragraph-properties fo:line-height="100%" fo:text-align="center" style:justify-single-word="false"/>
      <style:text-properties style:font-name="Segoe UI" fo:language="en" fo:country="US" officeooo:rsid="005915ac" officeooo:paragraph-rsid="005915ac"/>
    </style:style>
    <style:style style:name="P8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en" fo:country="US" officeooo:paragraph-rsid="002c61be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Segoe UI" fo:language="en" fo:country="US" officeooo:paragraph-rsid="00328b98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28b98"/>
    </style:style>
    <style:style style:name="P11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51361"/>
    </style:style>
    <style:style style:name="P12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507cf5"/>
    </style:style>
    <style:style style:name="P13" style:family="paragraph" style:parent-style-name="Text_20_body">
      <style:paragraph-properties fo:line-height="100%"/>
      <style:text-properties style:font-name="Segoe UI" fo:language="en" fo:country="US" officeooo:paragraph-rsid="002b2f70"/>
    </style:style>
    <style:style style:name="P14" style:family="paragraph" style:parent-style-name="Text_20_body">
      <style:paragraph-properties fo:line-height="100%"/>
      <style:text-properties style:font-name="Segoe UI" fo:language="en" fo:country="US" officeooo:paragraph-rsid="00533f84"/>
    </style:style>
    <style:style style:name="P15" style:family="paragraph" style:parent-style-name="Text_20_body">
      <style:paragraph-properties fo:line-height="100%"/>
      <style:text-properties style:font-name="Segoe UI" fo:language="en" fo:country="US" officeooo:paragraph-rsid="004cbd53"/>
    </style:style>
    <style:style style:name="P16" style:family="paragraph" style:parent-style-name="Text_20_body">
      <style:paragraph-properties fo:line-height="100%"/>
      <style:text-properties style:font-name="Segoe UI" fo:language="en" fo:country="US" officeooo:paragraph-rsid="00351361"/>
    </style:style>
    <style:style style:name="P17" style:family="paragraph" style:parent-style-name="Text_20_body">
      <style:paragraph-properties fo:line-height="100%"/>
      <style:text-properties style:font-name="Segoe UI" fo:language="en" fo:country="US" fo:font-weight="bold" officeooo:rsid="001f0c54" officeooo:paragraph-rsid="00328b98" style:font-weight-asian="bold" style:font-weight-complex="bold"/>
    </style:style>
    <style:style style:name="P18" style:family="paragraph" style:parent-style-name="Text_20_body">
      <style:paragraph-properties fo:line-height="100%"/>
      <style:text-properties style:font-name="Segoe UI" fo:language="en" fo:country="US" fo:font-weight="bold" officeooo:rsid="00533f84" officeooo:paragraph-rsid="00533f84" style:font-weight-asian="bold" style:font-weight-complex="bold"/>
    </style:style>
    <style:style style:name="P19" style:family="paragraph" style:parent-style-name="Text_20_body">
      <style:paragraph-properties fo:line-height="100%"/>
      <style:text-properties style:font-name="Segoe UI" fo:language="en" fo:country="US" fo:font-weight="bold" officeooo:rsid="002e4d58" officeooo:paragraph-rsid="00328b98" style:font-weight-asian="bold" style:font-weight-complex="bold"/>
    </style:style>
    <style:style style:name="P20" style:family="paragraph" style:parent-style-name="Text_20_body">
      <style:paragraph-properties fo:line-height="100%"/>
      <style:text-properties style:font-name="Segoe UI" fo:language="en" fo:country="US" officeooo:rsid="005915ac" officeooo:paragraph-rsid="005915ac"/>
    </style:style>
    <style:style style:name="P21" style:family="paragraph" style:parent-style-name="Text_20_body">
      <style:paragraph-properties fo:line-height="100%"/>
      <style:text-properties style:font-name="Segoe UI" fo:language="en" fo:country="US" officeooo:rsid="005a98f2" officeooo:paragraph-rsid="005a98f2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Segoe UI" fo:language="en" fo:country="US" officeooo:rsid="005bb346" officeooo:paragraph-rsid="005bb346"/>
    </style:style>
    <style:style style:name="P23" style:family="paragraph" style:parent-style-name="Text_20_body">
      <style:paragraph-properties fo:line-height="100%"/>
      <style:text-properties style:font-name="Segoe UI" fo:language="en" fo:country="US" officeooo:rsid="005bb346" officeooo:paragraph-rsid="005bb346"/>
    </style:style>
    <style:style style:name="P24" style:family="paragraph" style:parent-style-name="Text_20_body">
      <style:paragraph-properties fo:line-height="100%" fo:text-align="center" style:justify-single-word="false"/>
      <style:text-properties fo:language="en" fo:country="US" officeooo:paragraph-rsid="002c61be"/>
    </style:style>
    <style:style style:name="P25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49aaf3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33f84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328b98" style:font-size-asian="12pt" style:font-style-asian="italic" style:font-size-complex="12pt" style:font-style-complex="italic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rsid="001f0c54" officeooo:paragraph-rsid="00328b98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915ac" officeooo:paragraph-rsid="005915a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7ede" style:font-weight-asian="bold" style:font-weight-complex="bold"/>
    </style:style>
    <style:style style:name="T3" style:family="text">
      <style:text-properties fo:font-weight="bold" officeooo:rsid="0035937d" style:font-weight-asian="bold" style:font-weight-complex="bold"/>
    </style:style>
    <style:style style:name="T4" style:family="text">
      <style:text-properties fo:font-weight="bold" officeooo:rsid="003d250e" style:font-weight-asian="bold" style:font-weight-complex="bold"/>
    </style:style>
    <style:style style:name="T5" style:family="text">
      <style:text-properties fo:font-weight="bold" officeooo:rsid="003f18cf" style:font-weight-asian="bold" style:font-weight-complex="bold"/>
    </style:style>
    <style:style style:name="T6" style:family="text">
      <style:text-properties fo:font-weight="bold" officeooo:rsid="0059b3b1" style:font-weight-asian="bold" style:font-weight-complex="bold"/>
    </style:style>
    <style:style style:name="T7" style:family="text">
      <style:text-properties fo:font-weight="bold" officeooo:rsid="0059e8a2" style:font-weight-asian="bold" style:font-weight-complex="bold"/>
    </style:style>
    <style:style style:name="T8" style:family="text">
      <style:text-properties fo:font-weight="bold" officeooo:rsid="005bb346" style:font-weight-asian="bold" style:font-weight-complex="bold"/>
    </style:style>
    <style:style style:name="T9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1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officeooo:rsid="0059e8a2" style:font-size-asian="12pt" style:font-style-asian="italic" style:font-size-complex="12pt" style:font-style-complex="italic"/>
    </style:style>
    <style:style style:name="T13" style:family="text">
      <style:text-properties officeooo:rsid="00255948"/>
    </style:style>
    <style:style style:name="T14" style:family="text">
      <style:text-properties officeooo:rsid="002a7ede"/>
    </style:style>
    <style:style style:name="T15" style:family="text">
      <style:text-properties officeooo:rsid="002e4d58"/>
    </style:style>
    <style:style style:name="T16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font-name="Segoe UI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Segoe UI" fo:font-size="12pt" style:text-underline-style="none" style:font-size-asian="12pt" style:font-size-complex="12pt"/>
    </style:style>
    <style:style style:name="T21" style:family="text">
      <style:text-properties style:font-name="Segoe UI" fo:font-size="12pt" fo:language="en" fo:country="US" style:text-underline-style="none" style:font-size-asian="12pt" style:font-size-complex="12pt"/>
    </style:style>
    <style:style style:name="T22" style:family="text">
      <style:text-properties style:font-name="Segoe U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23" style:family="text">
      <style:text-properties style:font-name="Segoe UI" fo:font-size="12pt" fo:language="en" fo:country="US" style:font-size-asian="10.5pt" style:font-size-complex="12pt"/>
    </style:style>
    <style:style style:name="T24" style:family="text">
      <style:text-properties style:font-name="Segoe UI" fo:font-size="13pt" fo:language="en" fo:country="US" style:font-size-asian="11.3500003814697pt" style:font-size-complex="13pt"/>
    </style:style>
    <style:style style:name="T25" style:family="text">
      <style:text-properties style:font-name="Segoe UI" fo:language="en" fo:country="US"/>
    </style:style>
    <style:style style:name="T26" style:family="text">
      <style:text-properties officeooo:rsid="003d250e"/>
    </style:style>
    <style:style style:name="T27" style:family="text">
      <style:text-properties officeooo:rsid="0041a38a"/>
    </style:style>
    <style:style style:name="T28" style:family="text">
      <style:text-properties officeooo:rsid="0042052e"/>
    </style:style>
    <style:style style:name="T29" style:family="text">
      <style:text-properties officeooo:rsid="0043464b"/>
    </style:style>
    <style:style style:name="T30" style:family="text">
      <style:text-properties officeooo:rsid="0045d99b"/>
    </style:style>
    <style:style style:name="T31" style:family="text">
      <style:text-properties officeooo:rsid="0049c3ed"/>
    </style:style>
    <style:style style:name="T32" style:family="text">
      <style:text-properties officeooo:rsid="00525f52"/>
    </style:style>
    <style:style style:name="T33" style:family="text">
      <style:text-properties officeooo:rsid="00533f84"/>
    </style:style>
    <style:style style:name="T34" style:family="text">
      <style:text-properties officeooo:rsid="00569bcb"/>
    </style:style>
    <style:style style:name="T35" style:family="text">
      <style:text-properties officeooo:rsid="005787f1"/>
    </style:style>
    <style:style style:name="T36" style:family="text">
      <style:text-properties officeooo:rsid="005915ac"/>
    </style:style>
    <style:style style:name="T37" style:family="text">
      <style:text-properties officeooo:rsid="0059e8a2"/>
    </style:style>
    <style:style style:name="T38" style:family="text">
      <style:text-properties officeooo:rsid="005a98f2"/>
    </style:style>
    <style:style style:name="T39" style:family="text">
      <style:text-properties officeooo:rsid="005d96c9"/>
    </style:style>
    <style:style style:name="T40" style:family="text">
      <style:text-properties officeooo:rsid="005eda76"/>
    </style:style>
    <style:style style:name="T41" style:family="text">
      <style:text-properties officeooo:rsid="005fbc67"/>
    </style:style>
    <style:style style:name="T42" style:family="text">
      <style:text-properties officeooo:rsid="00611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<text:span text:style-name="T36">e</text:span>fan OUMANSOUR</text:p>
      <text:p text:style-name="P7">Game Engine Developer</text:p>
      <text:p text:style-name="P8">Lyon, France</text:p>
      <text:p text:style-name="P8"><text:span text:style-name="T15">+33 </text:span>6 95 64 26 91</text:p>
      <text:p text:style-name="P1"><text:a xlink:type="simple" xlink:href="mailto:oumansour.stefan@gmail.com" text:style-name="Internet_20_link" text:visited-style-name="Visited_20_Internet_20_Link"><text:span text:style-name="T21">oumansour.stefan@gmail.com</text:span></text:a></text:p>
      <text:p text:style-name="P24"><text:span text:style-name="T20"/></text:p>
      <text:p text:style-name="P24"><text:span text:style-name="T20"/></text:p>
      <text:h text:style-name="P3" text:outline-level="1">WORK EXPERIENC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8">Video game programmer</text:span><text:span text:style-name="T4">,</text:span><text:span text:style-name="T2"> </text:span><text:span text:style-name="T1">Fomenko</text:span></text:p>
          </table:table-cell>
          <table:table-cell table:style-name="Table6.A1" office:value-type="string">
            <text:p text:style-name="P10"><text:span text:style-name="T12">March</text:span><text:span text:style-name="T10"> </text:span><text:span text:style-name="T9">2024 – </text:span><text:span text:style-name="T12">July </text:span><text:span text:style-name="T9">2025</text:span></text:p>
          </table:table-cell>
        </table:table-row>
      </table:table>
      <text:p text:style-name="P23">Worked on a game mainly as an engine and graphics programmer to make a game from scratch in Jai using OpenGL and Metal at Fomenko. I implemented various rendering techniques and systems such as cascaded shadow maps, SSAO, a material system, a graphics abstraction API, a UI framework and tools for the artist in the team.</text:p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<text:span text:style-name="T2">3</text:span><text:span text:style-name="T1">D animation visualization software</text:span></text:p>
          </table:table-cell>
          <table:table-cell table:style-name="Table3.A1" office:value-type="string">
            <text:p text:style-name="P25"><text:span text:style-name="T32">Ma</text:span><text:span text:style-name="T37">y</text:span><text:span text:style-name="T32"> </text:span>2022</text:p>
          </table:table-cell>
        </table:table-row>
      </table:table>
      <text:p text:style-name="P22">Developed a 3<text:span text:style-name="T39">D</text:span> animation visualization demo software with OpenGL for the Jai programming language, <text:span text:style-name="T42">which </text:span>is shipped with the Jai compiler. Jai is a programming language currently developed by Jonathan Blow, creator of <text:span text:style-name="T40">the video games </text:span>The Witness and Braid.</text:p>
      <text:h text:style-name="P5" text:outline-level="1">PROJE<text:span text:style-name="T36">C</text:span>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Vox</text:p>
          </table:table-cell>
          <table:table-cell table:style-name="Table5.A1" office:value-type="string">
            <text:p text:style-name="P28">2025</text:p>
          </table:table-cell>
        </table:table-row>
      </table:table>
      <text:p text:style-name="P20">Voxel rendering engine and procedural generation in C++, OpenGL and Metal. This is a project I am currently working on in which I plan on implementing advanced rendering techniques on top of the procedural generation.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Gizmo</text:p>
          </table:table-cell>
          <table:table-cell table:style-name="Table2.A1" office:value-type="string">
            <text:p text:style-name="P26">202<text:span text:style-name="T34">4</text:span></text:p>
          </table:table-cell>
        </table:table-row>
      </table:table>
      <text:p text:style-name="P20"><text:span text:style-name="T16">Library for editing 3D transformations.</text:span></text:p>
      <text:p text:style-name="P14"><text:span text:style-name="T18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Cubed</text:p>
          </table:table-cell>
          <table:table-cell table:style-name="Table4.A1" office:value-type="string">
            <text:p text:style-name="P27">2023</text:p>
          </table:table-cell>
        </table:table-row>
      </table:table>
      <text:p text:style-name="P20"><text:span text:style-name="T17">M</text:span><text:span text:style-name="T16">inecraft recreation in Jai using OpenGL. Unfinished project in which I implemented a procedural generation system based on the same principles used in the original game, as well as various editor tools using ImGui.</text:span></text:p>
      <text:p text:style-name="P15"><text:span text:style-name="T19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Linalg</text:p>
          </table:table-cell>
          <table:table-cell table:style-name="Table8.A1" office:value-type="string">
            <text:p text:style-name="P26">202<text:span text:style-name="T33">2</text:span></text:p>
          </table:table-cell>
        </table:table-row>
      </table:table>
      <text:p text:style-name="P20"><text:span text:style-name="T18">L</text:span><text:span text:style-name="T16">inear algebra library for video games.</text:span></text:p>
      <text:h text:style-name="P4" text:outline-level="1" text:is-list-header="true">EDUC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<text:span text:style-name="T6">42 school Lyon</text:span><text:span text:style-name="T2">, </text:span><text:span text:style-name="T3">France</text:span></text:p>
          </table:table-cell>
          <table:table-cell table:style-name="Table7.A1" office:value-type="string">
            <text:p text:style-name="P11"><text:span text:style-name="T14"><text:s/></text:span><text:span text:style-name="T9">2021 - 2026</text:span></text:p>
          </table:table-cell>
        </table:table-row>
      </table:table>
      <text:p text:style-name="P30">Software engineer and architec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<text:span text:style-name="T1">Colbert </text:span><text:span text:style-name="T7">High-School</text:span><text:span text:style-name="T1">, Tourcoing, France</text:span></text:p>
          </table:table-cell>
          <table:table-cell table:style-name="Table1.A1" office:value-type="string">
            <text:p text:style-name="P12"><text:span text:style-name="T14"><text:s/></text:span><text:span text:style-name="T9">2</text:span><text:span text:style-name="T11">018 - 2020</text:span></text:p>
          </table:table-cell>
        </table:table-row>
      </table:table>
      <text:p text:style-name="P29"><text:span text:style-name="T37">French </text:span>Bac S <text:span text:style-name="T41">in</text:span> <text:span text:style-name="T37">Engineering</text:span></text:p>
      <text:h text:style-name="P4" text:outline-level="1">SKILLS</text:h>
      <text:p text:style-name="P13">C++, C#, <text:span text:style-name="T13">C, </text:span>Assembl<text:span text:style-name="T38">y</text:span>, Python, Typescript, Javascript</text:p>
      <text:p text:style-name="P13">Unity, Unreal, OpenGL, Metal, DirectX 12, Git</text:p>
      <text:p text:style-name="P21">French, English</text:p>
      <text:h text:style-name="P4" text:outline-level="1">LINKS</text:h>
      <text:h text:style-name="P6" text:outline-level="2"><text:span text:style-name="T23">GitHub</text:span><text:span text:style-name="T25"><text:tab/></text:span><text:a xlink:type="simple" xlink:href="https://github.com/ostef" text:style-name="Internet_20_link" text:visited-style-name="Visited_20_Internet_20_Link"><text:span text:style-name="T22">https://github.com/ostef</text:span></text:a></text:h>
      <text:h text:style-name="P6" text:outline-level="2"><text:span text:style-name="T23">Portfolio</text:span><text:span text:style-name="T25"><text:tab/></text:span><text:a xlink:type="simple" xlink:href="https://ostef.github.io/" text:style-name="Internet_20_link" text:visited-style-name="Visited_20_Internet_20_Link"><text:span text:style-name="T22">https://ostef.github.io/</text:span></text:a><text:span text:style-name="T25"> </text:span></text:h>
      <text:h text:style-name="P6" text:outline-level="2"><text:span text:style-name="T24">Linkedin</text:span><text:span text:style-name="T25"><text:tab/></text:span><text:a xlink:type="simple" xlink:href="https://www.linkedin.com/in/stefan-oumansour/" text:style-name="Internet_20_link" text:visited-style-name="Visited_20_Internet_20_Link"><text:span text:style-name="T22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8402in" fo:page-height="13.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0:31:47.014035026</meta:creation-date>
    <dc:date>2025-05-27T21:30:53.205000000</dc:date>
    <meta:editing-duration>PT6H30M5S</meta:editing-duration>
    <meta:editing-cycles>64</meta:editing-cycles>
    <meta:generator>LibreOffice/24.2.4.2$Windows_X86_64 LibreOffice_project/51a6219feb6075d9a4c46691dcfe0cd9c4fff3c2</meta:generator>
    <meta:print-date>2025-05-27T21:12:15.587000000</meta:print-date>
    <meta:printed-by>PDF files</meta:printed-by>
    <meta:document-statistic meta:table-count="8" meta:image-count="0" meta:object-count="0" meta:page-count="1" meta:paragraph-count="40" meta:word-count="263" meta:character-count="1727" meta:non-whitespace-character-count="1500"/>
  </office:meta>
</office:document-meta>
</file>